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40pt" style:font-size-asian="40pt" style:font-size-complex="40pt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jet e-commerce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aka AmstraZon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Fonctions</text:p>
          </table:table-cell>
          <table:table-cell table:style-name="ce3"/>
          <table:table-cell table:style-name="ce3" office:value-type="string" calcext:value-type="string">
            <text:p>Nice</text:p>
          </table:table-cell>
          <table:table-cell table:style-name="ce3" office:value-type="string" calcext:value-type="string">
            <text:p>Should</text:p>
          </table:table-cell>
          <table:table-cell table:style-name="ce3" office:value-type="string" calcext:value-type="string">
            <text:p>Must</text:p>
          </table:table-cell>
        </table:table-row>
        <table:table-row table:style-name="ro2">
          <table:table-cell office:value-type="string" calcext:value-type="string">
            <text:p>Recherche/Filtre/List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Plateform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Vendeur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anier/Command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illeures vente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commanda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Personnalis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Promo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Profil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Historiqu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Clien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Produ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 nuit, soleil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raduc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reThis 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5:Sheet1.E16" table:contains-header="false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9:04:37.438607537</meta:creation-date>
    <dc:date>2022-01-21T20:12:28.372926679</dc:date>
    <meta:editing-duration>PT41M18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